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419" officeooo:paragraph-rsid="001ba4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0:44:48.000517550</meta:creation-date>
    <dc:date>2022-10-03T10:45:27.841918212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5.2$Linux_X86_64 LibreOffice_project/30$Build-2</meta:generator>
  </office:meta>
</office:document-meta>
</file>